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" svg:font-family="Arial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3" style:family="table-cell" style:parent-style-name="Default" style:data-style-name="N36">
      <style:text-properties style:font-name="Arial" style:font-name-asian="Arial" style:font-name-complex="Arial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7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3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6" style:family="table-cell" style:parent-style-name="Default" style:data-style-name="N36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7" style:family="table-cell" style:parent-style-name="Default" style:data-style-name="N36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8" style:family="table-cell" style:parent-style-name="Default" style:data-style-name="N36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1" style:family="table-cell" style:parent-style-name="Default" style:data-style-name="N0"/>
    <style:style style:name="ce22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2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4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28" style:family="table-cell" style:parent-style-name="Default" style:data-style-name="N0">
      <style:text-properties style:text-underline-style="solid" style:text-underline-type="single"/>
    </style:style>
    <style:style style:name="ce29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45533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number-columns-spanned="2" table:number-rows-spanned="1" table:style-name="ce22">
            <text:p>Jean Cleber Lima de Freitas</text:p>
          </table:table-cell>
          <table:covered-table-cell/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table:number-columns-repeated="2" table:style-name="ce2"/>
          <table:table-cell table:style-name="ce3"/>
          <table:table-cell table:number-columns-repeated="2" table:style-name="ce2"/>
          <table:table-cell table:number-columns-repeated="16379" table:style-name="ce1"/>
        </table:table-row>
        <table:table-row table:number-rows-repeated="4" table:style-name="ro1">
          <table:table-cell table:number-columns-repeated="5" table:style-name="ce2"/>
          <table:table-cell table:number-columns-repeated="16379" table:style-name="ce1"/>
        </table:table-row>
        <table:table-row table:style-name="ro1">
          <table:table-cell table:number-columns-repeated="8" table:style-name="ce1"/>
          <table:table-cell table:style-name="ce2"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1)</text:p>
          </table:table-cell>
          <table:table-cell office:value-type="string" table:style-name="ce4">
            <text:p>Código<text:s text:c="3"/></text:p>
          </table:table-cell>
          <table:table-cell office:value-type="string" table:style-name="ce5">
            <text:p>Produto</text:p>
          </table:table-cell>
          <table:table-cell office:value-type="string" table:style-name="ce5">
            <text:p>Jan</text:p>
          </table:table-cell>
          <table:table-cell office:value-type="string" table:style-name="ce5">
            <text:p>Fev</text:p>
          </table:table-cell>
          <table:table-cell office:value-type="string" table:style-name="ce5">
            <text:p>Mar</text:p>
          </table:table-cell>
          <table:table-cell office:value-type="string" table:style-name="ce5">
            <text:p>Total 1º Trim.</text:p>
          </table:table-cell>
          <table:table-cell office:value-type="string" table:style-name="ce5">
            <text:p>Máximo</text:p>
          </table:table-cell>
          <table:table-cell office:value-type="string" table:style-name="ce5">
            <text:p>Mínimo</text:p>
          </table:table-cell>
          <table:table-cell office:value-type="string" table:style-name="ce6">
            <text:p>Média</text:p>
          </table:table-cell>
          <table:table-cell table:number-columns-repeated="16371"/>
        </table:table-row>
        <table:table-row table:style-name="ro1">
          <table:table-cell table:number-columns-repeated="4" table:style-name="ce1"/>
          <table:table-cell office:value-type="float" office:value="1" table:style-name="ce7">
            <text:p>1</text:p>
          </table:table-cell>
          <table:table-cell office:value-type="string" table:style-name="ce8">
            <text:p>Porca</text:p>
          </table:table-cell>
          <table:table-cell office:value-type="currency" office:value="4500" table:style-name="ce9">
            <text:p>R$ 4.500,00</text:p>
          </table:table-cell>
          <table:table-cell office:value-type="currency" office:value="5040" table:style-name="ce9">
            <text:p>R$ 5.040,00</text:p>
          </table:table-cell>
          <table:table-cell office:value-type="currency" office:value="5696" table:style-name="ce9">
            <text:p>R$ 5.696,00</text:p>
          </table:table-cell>
          <table:table-cell office:value-type="currency" office:value="15236" table:formula="of:=[.G10]+[.H10]+[.I10]" table:style-name="ce10">
            <text:p>R$ 15.236,00</text:p>
          </table:table-cell>
          <table:table-cell office:value-type="currency" office:value="5696" table:style-name="ce9">
            <text:p>R$ 5.696,00</text:p>
          </table:table-cell>
          <table:table-cell office:value-type="currency" office:value="4500" table:style-name="ce9">
            <text:p>R$ 4.500,00</text:p>
          </table:table-cell>
          <table:table-cell office:value-type="currency" office:value="5078.666666666667" table:formula="of:=[.J10]/3" table:style-name="ce11">
            <text:p>R$ 5.078,67</text:p>
          </table:table-cell>
          <table:table-cell table:number-columns-repeated="16371"/>
        </table:table-row>
        <table:table-row table:style-name="ro1">
          <table:table-cell table:number-columns-repeated="4" table:style-name="ce1"/>
          <table:table-cell office:value-type="float" office:value="2" table:style-name="ce7">
            <text:p>2</text:p>
          </table:table-cell>
          <table:table-cell office:value-type="string" table:style-name="ce12">
            <text:p>Parafuso</text:p>
          </table:table-cell>
          <table:table-cell office:value-type="currency" office:value="6250" table:style-name="ce13">
            <text:p>R$ 6.250,00</text:p>
          </table:table-cell>
          <table:table-cell office:value-type="currency" office:value="7000" table:style-name="ce13">
            <text:p>R$ 7.000,00</text:p>
          </table:table-cell>
          <table:table-cell office:value-type="currency" office:value="7910" table:style-name="ce13">
            <text:p>R$ 7.910,00</text:p>
          </table:table-cell>
          <table:table-cell office:value-type="currency" office:value="21160" table:formula="of:=[.G11]+[.H11]+[.I11]" table:style-name="ce10">
            <text:p>R$ 21.160,00</text:p>
          </table:table-cell>
          <table:table-cell office:value-type="currency" office:value="7910" table:style-name="ce13">
            <text:p>R$ 7.910,00</text:p>
          </table:table-cell>
          <table:table-cell office:value-type="currency" office:value="6250" table:style-name="ce13">
            <text:p>R$ 6.250,00</text:p>
          </table:table-cell>
          <table:table-cell office:value-type="currency" office:value="7053.333333333333" table:formula="of:=[.J11]/3" table:style-name="ce11">
            <text:p>R$ 7.053,33</text:p>
          </table:table-cell>
          <table:table-cell table:number-columns-repeated="16371"/>
        </table:table-row>
        <table:table-row table:style-name="ro1">
          <table:table-cell table:number-columns-repeated="4" table:style-name="ce1"/>
          <table:table-cell office:value-type="float" office:value="3" table:style-name="ce7">
            <text:p>3</text:p>
          </table:table-cell>
          <table:table-cell office:value-type="string" table:style-name="ce12">
            <text:p>Arruela</text:p>
          </table:table-cell>
          <table:table-cell office:value-type="currency" office:value="3300" table:style-name="ce13">
            <text:p>R$ 3.300,00</text:p>
          </table:table-cell>
          <table:table-cell office:value-type="currency" office:value="3696" table:style-name="ce13">
            <text:p>R$ 3.696,00</text:p>
          </table:table-cell>
          <table:table-cell office:value-type="currency" office:value="4176" table:style-name="ce13">
            <text:p>R$ 4.176,00</text:p>
          </table:table-cell>
          <table:table-cell office:value-type="currency" office:value="11172" table:formula="of:=[.G12]+[.H12]+[.I12]" table:style-name="ce10">
            <text:p>R$ 11.172,00</text:p>
          </table:table-cell>
          <table:table-cell office:value-type="currency" office:value="4176" table:style-name="ce13">
            <text:p>R$ 4.176,00</text:p>
          </table:table-cell>
          <table:table-cell office:value-type="currency" office:value="3300" table:style-name="ce13">
            <text:p>R$ 3.300,00</text:p>
          </table:table-cell>
          <table:table-cell office:value-type="currency" office:value="3724" table:formula="of:=[.J12]/3" table:style-name="ce11">
            <text:p>R$ 3.724,00</text:p>
          </table:table-cell>
          <table:table-cell table:number-columns-repeated="16371"/>
        </table:table-row>
        <table:table-row table:style-name="ro1">
          <table:table-cell table:number-columns-repeated="4" table:style-name="ce1"/>
          <table:table-cell office:value-type="float" office:value="4" table:style-name="ce7">
            <text:p>4</text:p>
          </table:table-cell>
          <table:table-cell office:value-type="string" table:style-name="ce12">
            <text:p>Prego</text:p>
          </table:table-cell>
          <table:table-cell office:value-type="currency" office:value="8000" table:style-name="ce13">
            <text:p>R$ 8.000,00</text:p>
          </table:table-cell>
          <table:table-cell office:value-type="currency" office:value="8690" table:style-name="ce13">
            <text:p>R$ 8.690,00</text:p>
          </table:table-cell>
          <table:table-cell office:value-type="currency" office:value="10125" table:style-name="ce13">
            <text:p>R$ 10.125,00</text:p>
          </table:table-cell>
          <table:table-cell office:value-type="currency" office:value="26815" table:formula="of:=[.G13]+[.H13]+[.I13]" table:style-name="ce10">
            <text:p>R$ 26.815,00</text:p>
          </table:table-cell>
          <table:table-cell office:value-type="currency" office:value="10125" table:style-name="ce13">
            <text:p>R$ 10.125,00</text:p>
          </table:table-cell>
          <table:table-cell office:value-type="currency" office:value="8000" table:style-name="ce13">
            <text:p>R$ 8.000,00</text:p>
          </table:table-cell>
          <table:table-cell office:value-type="currency" office:value="8938.3333333333339" table:formula="of:=[.J13]/3" table:style-name="ce11">
            <text:p>R$ 8.938,33</text:p>
          </table:table-cell>
          <table:table-cell table:number-columns-repeated="16371"/>
        </table:table-row>
        <table:table-row table:style-name="ro1">
          <table:table-cell table:number-columns-repeated="4" table:style-name="ce1"/>
          <table:table-cell office:value-type="float" office:value="5" table:style-name="ce7">
            <text:p>5</text:p>
          </table:table-cell>
          <table:table-cell office:value-type="string" table:style-name="ce12">
            <text:p>Alicate</text:p>
          </table:table-cell>
          <table:table-cell office:value-type="currency" office:value="4557" table:style-name="ce13">
            <text:p>R$ 4.557,00</text:p>
          </table:table-cell>
          <table:table-cell office:value-type="currency" office:value="5104" table:style-name="ce13">
            <text:p>R$ 5.104,00</text:p>
          </table:table-cell>
          <table:table-cell office:value-type="currency" office:value="5676" table:style-name="ce13">
            <text:p>R$ 5.676,00</text:p>
          </table:table-cell>
          <table:table-cell office:value-type="currency" office:value="15337" table:formula="of:=[.G14]+[.H14]+[.I14]" table:style-name="ce10">
            <text:p>R$ 15.337,00</text:p>
          </table:table-cell>
          <table:table-cell office:value-type="currency" office:value="5676" table:style-name="ce13">
            <text:p>R$ 5.676,00</text:p>
          </table:table-cell>
          <table:table-cell office:value-type="currency" office:value="4557" table:style-name="ce13">
            <text:p>R$ 4.557,00</text:p>
          </table:table-cell>
          <table:table-cell office:value-type="currency" office:value="5112.333333333333" table:formula="of:=[.J14]/3" table:style-name="ce11">
            <text:p>R$ 5.112,33</text:p>
          </table:table-cell>
          <table:table-cell table:number-columns-repeated="16371"/>
        </table:table-row>
        <table:table-row table:style-name="ro1">
          <table:table-cell table:number-columns-repeated="4" table:style-name="ce1"/>
          <table:table-cell office:value-type="float" office:value="6" table:style-name="ce14">
            <text:p>6</text:p>
          </table:table-cell>
          <table:table-cell office:value-type="string" table:style-name="ce15">
            <text:p>Martelo</text:p>
          </table:table-cell>
          <table:table-cell office:value-type="currency" office:value="3260" table:style-name="ce16">
            <text:p>R$ 3.260,00</text:p>
          </table:table-cell>
          <table:table-cell office:value-type="currency" office:value="3640" table:style-name="ce16">
            <text:p>R$ 3.640,00</text:p>
          </table:table-cell>
          <table:table-cell office:value-type="currency" office:value="4113" table:style-name="ce16">
            <text:p>R$ 4.113,00</text:p>
          </table:table-cell>
          <table:table-cell office:value-type="currency" office:value="11013" table:formula="of:=[.G15]+[.H15]+[.I15]" table:style-name="ce17">
            <text:p>R$ 11.013,00</text:p>
          </table:table-cell>
          <table:table-cell office:value-type="currency" office:value="4113" table:style-name="ce16">
            <text:p>R$ 4.113,00</text:p>
          </table:table-cell>
          <table:table-cell office:value-type="currency" office:value="3260" table:style-name="ce16">
            <text:p>R$ 3.260,00</text:p>
          </table:table-cell>
          <table:table-cell office:value-type="currency" office:value="3671" table:formula="of:=[.J15]/3" table:style-name="ce18">
            <text:p>R$ 3.671,00</text:p>
          </table:table-cell>
          <table:table-cell table:number-columns-repeated="16371"/>
        </table:table-row>
        <table:table-row table:style-name="ro1">
          <table:table-cell table:number-columns-repeated="4" table:style-name="ce1"/>
          <table:table-cell table:style-name="ce19"/>
          <table:table-cell table:number-columns-repeated="6" table:style-name="ce20"/>
          <table:table-cell table:style-name="ce19"/>
          <table:table-cell table:style-name="ce20"/>
          <table:table-cell table:number-columns-repeated="16371"/>
        </table:table-row>
        <table:table-row table:style-name="ro1">
          <table:table-cell table:number-columns-repeated="4"/>
          <table:table-cell office:value-type="string" table:style-name="ce4">
            <text:p>Código<text:s text:c="3"/></text:p>
          </table:table-cell>
          <table:table-cell office:value-type="string" table:style-name="ce5">
            <text:p>Produto</text:p>
          </table:table-cell>
          <table:table-cell office:value-type="string" table:style-name="ce5">
            <text:p>Jan</text:p>
          </table:table-cell>
          <table:table-cell office:value-type="string" table:style-name="ce5">
            <text:p>Fev</text:p>
          </table:table-cell>
          <table:table-cell office:value-type="string" table:style-name="ce5">
            <text:p>Mar</text:p>
          </table:table-cell>
          <table:table-cell office:value-type="string" table:style-name="ce5">
            <text:p>Total 1º Trim.</text:p>
          </table:table-cell>
          <table:table-cell office:value-type="string" table:style-name="ce5">
            <text:p>Máximo</text:p>
          </table:table-cell>
          <table:table-cell office:value-type="string" table:style-name="ce5">
            <text:p>Mínimo</text:p>
          </table:table-cell>
          <table:table-cell office:value-type="string" table:style-name="ce6">
            <text:p>Média</text:p>
          </table:table-cell>
          <table:table-cell table:style-name="ce21"/>
          <table:table-cell table:number-columns-repeated="16370"/>
        </table:table-row>
        <table:table-row table:style-name="ro1">
          <table:table-cell table:number-columns-repeated="4"/>
          <table:table-cell office:value-type="float" office:value="1" table:style-name="ce7">
            <text:p>1</text:p>
          </table:table-cell>
          <table:table-cell office:value-type="string" table:style-name="ce8">
            <text:p>Porca</text:p>
          </table:table-cell>
          <table:table-cell office:value-type="currency" office:value="6265" table:style-name="ce9">
            <text:p>R$ 6.265,00</text:p>
          </table:table-cell>
          <table:table-cell office:value-type="currency" office:value="6954" table:style-name="ce9">
            <text:p>R$ 6.954,00</text:p>
          </table:table-cell>
          <table:table-cell office:value-type="currency" office:value="7858" table:style-name="ce9">
            <text:p>R$ 7.858,00</text:p>
          </table:table-cell>
          <table:table-cell office:value-type="currency" office:value="21077" table:formula="of:=[.G18]+[.H18]+[.I18]" table:style-name="ce10">
            <text:p>R$ 21.077,00</text:p>
          </table:table-cell>
          <table:table-cell office:value-type="currency" office:value="5696" table:style-name="ce9">
            <text:p>R$ 5.696,00</text:p>
          </table:table-cell>
          <table:table-cell office:value-type="currency" office:value="4500" table:style-name="ce9">
            <text:p>R$ 4.500,00</text:p>
          </table:table-cell>
          <table:table-cell office:value-type="currency" office:value="7025.666666666667" table:formula="of:=[.J18]/3" table:style-name="ce11">
            <text:p>R$ 7.025,67</text:p>
          </table:table-cell>
          <table:table-cell table:number-columns-repeated="16371" table:style-name="ce1"/>
        </table:table-row>
        <table:table-row table:style-name="ro1">
          <table:table-cell table:number-columns-repeated="4"/>
          <table:table-cell office:value-type="float" office:value="2" table:style-name="ce7">
            <text:p>2</text:p>
          </table:table-cell>
          <table:table-cell office:value-type="string" table:style-name="ce12">
            <text:p>Parafuso</text:p>
          </table:table-cell>
          <table:table-cell office:value-type="currency" office:value="8701" table:style-name="ce13">
            <text:p>R$ 8.701,00</text:p>
          </table:table-cell>
          <table:table-cell office:value-type="currency" office:value="9658" table:style-name="ce13">
            <text:p>R$ 9.658,00</text:p>
          </table:table-cell>
          <table:table-cell office:value-type="currency" office:value="10197" table:style-name="ce13">
            <text:p>R$ 10.197,00</text:p>
          </table:table-cell>
          <table:table-cell office:value-type="currency" office:value="28556" table:formula="of:=[.G19]+[.H19]+[.I19]" table:style-name="ce10">
            <text:p>R$ 28.556,00</text:p>
          </table:table-cell>
          <table:table-cell office:value-type="currency" office:value="7910" table:style-name="ce13">
            <text:p>R$ 7.910,00</text:p>
          </table:table-cell>
          <table:table-cell office:value-type="currency" office:value="6250" table:style-name="ce13">
            <text:p>R$ 6.250,00</text:p>
          </table:table-cell>
          <table:table-cell office:value-type="currency" office:value="9518.6666666666661" table:formula="of:=[.J19]/3" table:style-name="ce11">
            <text:p>R$ 9.518,67</text:p>
          </table:table-cell>
          <table:table-cell table:number-columns-repeated="16371" table:style-name="ce1"/>
        </table:table-row>
        <table:table-row table:style-name="ro1">
          <table:table-cell table:number-columns-repeated="4"/>
          <table:table-cell office:value-type="float" office:value="3" table:style-name="ce7">
            <text:p>3</text:p>
          </table:table-cell>
          <table:table-cell office:value-type="string" table:style-name="ce12">
            <text:p>Arruela</text:p>
          </table:table-cell>
          <table:table-cell office:value-type="currency" office:value="4569" table:style-name="ce13">
            <text:p>R$ 4.569,00</text:p>
          </table:table-cell>
          <table:table-cell office:value-type="currency" office:value="5099" table:style-name="ce13">
            <text:p>R$ 5.099,00</text:p>
          </table:table-cell>
          <table:table-cell office:value-type="currency" office:value="5769" table:style-name="ce13">
            <text:p>R$ 5.769,00</text:p>
          </table:table-cell>
          <table:table-cell office:value-type="currency" office:value="15437" table:formula="of:=[.G20]+[.H20]+[.I20]" table:style-name="ce10">
            <text:p>R$ 15.437,00</text:p>
          </table:table-cell>
          <table:table-cell office:value-type="currency" office:value="4176" table:style-name="ce13">
            <text:p>R$ 4.176,00</text:p>
          </table:table-cell>
          <table:table-cell office:value-type="currency" office:value="3300" table:style-name="ce13">
            <text:p>R$ 3.300,00</text:p>
          </table:table-cell>
          <table:table-cell office:value-type="currency" office:value="5145.666666666667" table:formula="of:=[.J20]/3" table:style-name="ce11">
            <text:p>R$ 5.145,67</text:p>
          </table:table-cell>
          <table:table-cell table:number-columns-repeated="16371" table:style-name="ce1"/>
        </table:table-row>
        <table:table-row table:style-name="ro1">
          <table:table-cell table:number-columns-repeated="4"/>
          <table:table-cell office:value-type="float" office:value="4" table:style-name="ce7">
            <text:p>4</text:p>
          </table:table-cell>
          <table:table-cell office:value-type="string" table:style-name="ce12">
            <text:p>Prego</text:p>
          </table:table-cell>
          <table:table-cell office:value-type="currency" office:value="12341" table:style-name="ce13">
            <text:p>R$ 12.341,00</text:p>
          </table:table-cell>
          <table:table-cell office:value-type="currency" office:value="12365" table:style-name="ce13">
            <text:p>R$ 12.365,00</text:p>
          </table:table-cell>
          <table:table-cell office:value-type="currency" office:value="13969" table:style-name="ce13">
            <text:p>R$ 13.969,00</text:p>
          </table:table-cell>
          <table:table-cell office:value-type="currency" office:value="38675" table:formula="of:=[.G21]+[.H21]+[.I21]" table:style-name="ce10">
            <text:p>R$ 38.675,00</text:p>
          </table:table-cell>
          <table:table-cell office:value-type="currency" office:value="10125" table:style-name="ce13">
            <text:p>R$ 10.125,00</text:p>
          </table:table-cell>
          <table:table-cell office:value-type="currency" office:value="8000" table:style-name="ce13">
            <text:p>R$ 8.000,00</text:p>
          </table:table-cell>
          <table:table-cell office:value-type="currency" office:value="12891.666666666666" table:formula="of:=[.J21]/3" table:style-name="ce11">
            <text:p>R$ 12.891,67</text:p>
          </table:table-cell>
          <table:table-cell table:number-columns-repeated="16371" table:style-name="ce1"/>
        </table:table-row>
        <table:table-row table:style-name="ro1">
          <table:table-cell table:number-columns-repeated="4"/>
          <table:table-cell office:value-type="float" office:value="5" table:style-name="ce7">
            <text:p>5</text:p>
          </table:table-cell>
          <table:table-cell office:value-type="string" table:style-name="ce12">
            <text:p>Alicate</text:p>
          </table:table-cell>
          <table:table-cell office:value-type="currency" office:value="6344" table:style-name="ce13">
            <text:p>R$ 6.344,00</text:p>
          </table:table-cell>
          <table:table-cell office:value-type="currency" office:value="7042" table:style-name="ce13">
            <text:p>R$ 7.042,00</text:p>
          </table:table-cell>
          <table:table-cell office:value-type="currency" office:value="7957" table:style-name="ce13">
            <text:p>R$ 7.957,00</text:p>
          </table:table-cell>
          <table:table-cell office:value-type="currency" office:value="21343" table:formula="of:=[.G22]+[.H22]+[.I22]" table:style-name="ce10">
            <text:p>R$ 21.343,00</text:p>
          </table:table-cell>
          <table:table-cell office:value-type="currency" office:value="5676" table:style-name="ce13">
            <text:p>R$ 5.676,00</text:p>
          </table:table-cell>
          <table:table-cell office:value-type="currency" office:value="4557" table:style-name="ce13">
            <text:p>R$ 4.557,00</text:p>
          </table:table-cell>
          <table:table-cell office:value-type="currency" office:value="7114.333333333333" table:formula="of:=[.J22]/3" table:style-name="ce11">
            <text:p>R$ 7.114,33</text:p>
          </table:table-cell>
          <table:table-cell table:number-columns-repeated="16371" table:style-name="ce1"/>
        </table:table-row>
        <table:table-row table:style-name="ro1">
          <table:table-cell table:number-columns-repeated="4"/>
          <table:table-cell office:value-type="float" office:value="6" table:style-name="ce14">
            <text:p>6</text:p>
          </table:table-cell>
          <table:table-cell office:value-type="string" table:style-name="ce15">
            <text:p>Martelo</text:p>
          </table:table-cell>
          <table:table-cell office:value-type="currency" office:value="4525" table:style-name="ce16">
            <text:p>R$ 4.525,00</text:p>
          </table:table-cell>
          <table:table-cell office:value-type="currency" office:value="5022" table:style-name="ce16">
            <text:p>R$ 5.022,00</text:p>
          </table:table-cell>
          <table:table-cell office:value-type="currency" office:value="5671" table:style-name="ce16">
            <text:p>R$ 5.671,00</text:p>
          </table:table-cell>
          <table:table-cell office:value-type="currency" office:value="15218" table:formula="of:=[.G23]+[.H23]+[.I23]" table:style-name="ce17">
            <text:p>R$ 15.218,00</text:p>
          </table:table-cell>
          <table:table-cell office:value-type="currency" office:value="4113" table:style-name="ce16">
            <text:p>R$ 4.113,00</text:p>
          </table:table-cell>
          <table:table-cell office:value-type="currency" office:value="3260" table:style-name="ce16">
            <text:p>R$ 3.260,00</text:p>
          </table:table-cell>
          <table:table-cell office:value-type="currency" office:value="5072.666666666667" table:formula="of:=[.J23]/3" table:style-name="ce18">
            <text:p>R$ 5.072,67</text:p>
          </table:table-cell>
          <table:table-cell table:number-columns-repeated="16371" table:style-name="ce1"/>
        </table:table-row>
        <table:table-row table:style-name="ro1">
          <table:table-cell table:number-columns-repeated="4"/>
          <table:table-cell table:number-columns-repeated="9" table:style-name="ce20"/>
          <table:table-cell table:number-columns-repeated="16371" table:style-name="ce1"/>
        </table:table-row>
        <table:table-row table:style-name="ro1">
          <table:table-cell table:number-columns-repeated="4"/>
          <table:table-cell office:value-type="string" table:number-columns-spanned="3" table:number-rows-spanned="1" table:style-name="ce23">
            <text:p>Totais</text:p>
          </table:table-cell>
          <table:covered-table-cell table:number-columns-repeated="2"/>
          <table:table-cell table:style-name="ce1"/>
          <table:table-cell office:value-type="string" table:number-columns-spanned="4" table:number-rows-spanned="1" table:style-name="ce23">
            <text:p>Total do semestre</text:p>
          </table:table-cell>
          <table:covered-table-cell table:number-columns-repeated="3"/>
          <table:table-cell table:style-name="ce20"/>
          <table:table-cell table:number-columns-repeated="16371" table:style-name="ce1"/>
        </table:table-row>
        <table:table-row table:style-name="ro1">
          <table:table-cell table:number-columns-repeated="4"/>
          <table:table-cell office:value-type="float" office:value="1" table:style-name="ce7">
            <text:p>1</text:p>
          </table:table-cell>
          <table:table-cell office:value-type="string" table:style-name="ce8">
            <text:p>Porca</text:p>
          </table:table-cell>
          <table:table-cell office:value-type="currency" office:value="36313" table:formula="of:=[.J10]+[.J18]" table:style-name="ce11">
            <text:p>R$ 36.313,00</text:p>
          </table:table-cell>
          <table:table-cell table:style-name="ce1"/>
          <table:table-cell office:value-type="currency" office:value="241039" table:formula="of:=[.J10]+[.J11]+[.J12]+[.J13]+[.J14]+[.J15]+[.J18]+[.J19]+[.J20]+[.J21]+[.J22]+[.J23]" table:number-columns-spanned="4" table:number-rows-spanned="1" table:style-name="ce29">
            <text:p>R$ 241.039,00</text:p>
          </table:table-cell>
          <table:covered-table-cell table:number-columns-repeated="3"/>
          <table:table-cell table:style-name="ce20"/>
          <table:table-cell table:number-columns-repeated="16371" table:style-name="ce1"/>
        </table:table-row>
        <table:table-row table:style-name="ro1">
          <table:table-cell table:number-columns-repeated="4"/>
          <table:table-cell office:value-type="float" office:value="2" table:style-name="ce7">
            <text:p>2</text:p>
          </table:table-cell>
          <table:table-cell office:value-type="string" table:style-name="ce12">
            <text:p>Parafuso</text:p>
          </table:table-cell>
          <table:table-cell office:value-type="currency" office:value="49716" table:formula="of:=[.J11]+[.J19]" table:style-name="ce11">
            <text:p>R$ 49.716,00</text:p>
          </table:table-cell>
          <table:table-cell table:number-columns-repeated="2" table:style-name="ce1"/>
          <table:table-cell table:style-name="ce20"/>
          <table:table-cell table:style-name="ce1"/>
          <table:table-cell table:number-columns-repeated="2" table:style-name="ce20"/>
          <table:table-cell table:number-columns-repeated="16371" table:style-name="ce1"/>
        </table:table-row>
        <table:table-row table:style-name="ro1">
          <table:table-cell table:number-columns-repeated="4"/>
          <table:table-cell office:value-type="float" office:value="3" table:style-name="ce7">
            <text:p>3</text:p>
          </table:table-cell>
          <table:table-cell office:value-type="string" table:style-name="ce12">
            <text:p>Arruela</text:p>
          </table:table-cell>
          <table:table-cell office:value-type="currency" office:value="26609" table:formula="of:=[.J12]+[.J20]" table:style-name="ce11">
            <text:p>R$ 26.609,00</text:p>
          </table:table-cell>
          <table:table-cell table:number-columns-repeated="16377" table:style-name="ce1"/>
        </table:table-row>
        <table:table-row table:style-name="ro1">
          <table:table-cell table:number-columns-repeated="4"/>
          <table:table-cell office:value-type="float" office:value="4" table:style-name="ce7">
            <text:p>4</text:p>
          </table:table-cell>
          <table:table-cell office:value-type="string" table:style-name="ce12">
            <text:p>Prego</text:p>
          </table:table-cell>
          <table:table-cell office:value-type="currency" office:value="65490" table:formula="of:=[.J13]+[.J21]" table:style-name="ce11">
            <text:p>R$ 65.490,00</text:p>
          </table:table-cell>
          <table:table-cell table:number-columns-repeated="16377" table:style-name="ce1"/>
        </table:table-row>
        <table:table-row table:style-name="ro1">
          <table:table-cell table:number-columns-repeated="4"/>
          <table:table-cell office:value-type="float" office:value="5" table:style-name="ce7">
            <text:p>5</text:p>
          </table:table-cell>
          <table:table-cell office:value-type="string" table:style-name="ce12">
            <text:p>Alicate</text:p>
          </table:table-cell>
          <table:table-cell office:value-type="currency" office:value="36680" table:formula="of:=[.J14]+[.J22]" table:style-name="ce11">
            <text:p>R$ 36.680,00</text:p>
          </table:table-cell>
          <table:table-cell table:number-columns-repeated="16377" table:style-name="ce1"/>
        </table:table-row>
        <table:table-row table:style-name="ro1">
          <table:table-cell table:number-columns-repeated="4"/>
          <table:table-cell office:value-type="float" office:value="6" table:style-name="ce14">
            <text:p>6</text:p>
          </table:table-cell>
          <table:table-cell office:value-type="string" table:style-name="ce15">
            <text:p>Martelo</text:p>
          </table:table-cell>
          <table:table-cell office:value-type="currency" office:value="26231" table:formula="of:=[.J15]+[.J23]" table:style-name="ce18">
            <text:p>R$ 26.231,00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2)</text:p>
          </table:table-cell>
          <table:table-cell office:value-type="string" table:style-name="ce4">
            <text:p>Código<text:s text:c="3"/></text:p>
          </table:table-cell>
          <table:table-cell office:value-type="string" table:style-name="ce5">
            <text:p>Produto</text:p>
          </table:table-cell>
          <table:table-cell office:value-type="string" table:style-name="ce5">
            <text:p>Jan</text:p>
          </table:table-cell>
          <table:table-cell office:value-type="string" table:style-name="ce5">
            <text:p>Fev</text:p>
          </table:table-cell>
          <table:table-cell office:value-type="string" table:style-name="ce5">
            <text:p>Mar</text:p>
          </table:table-cell>
          <table:table-cell office:value-type="string" table:style-name="ce5">
            <text:p>Total 1º Trim.</text:p>
          </table:table-cell>
          <table:table-cell office:value-type="string" table:style-name="ce5">
            <text:p>Máximo</text:p>
          </table:table-cell>
          <table:table-cell office:value-type="string" table:style-name="ce5">
            <text:p>Mínimo</text:p>
          </table:table-cell>
          <table:table-cell office:value-type="string" table:style-name="ce6">
            <text:p>Média</text:p>
          </table:table-cell>
          <table:table-cell table:number-columns-repeated="16371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1" table:style-name="ce7">
            <text:p>1</text:p>
          </table:table-cell>
          <table:table-cell office:value-type="string" table:style-name="ce8">
            <text:p>SALÁRIO</text:p>
          </table:table-cell>
          <table:table-cell office:value-type="currency" office:value="4500" table:style-name="ce9">
            <text:p>R$ 4.500,00</text:p>
          </table:table-cell>
          <table:table-cell office:value-type="currency" office:value="5040" table:style-name="ce9">
            <text:p>R$ 5.040,00</text:p>
          </table:table-cell>
          <table:table-cell office:value-type="currency" office:value="5696" table:style-name="ce9">
            <text:p>R$ 5.696,00</text:p>
          </table:table-cell>
          <table:table-cell office:value-type="currency" office:value="15236" table:formula="of:=[.G34]+[.H34]+[.I34]" table:style-name="ce10">
            <text:p>R$ 15.236,00</text:p>
          </table:table-cell>
          <table:table-cell office:value-type="currency" office:value="5696" table:style-name="ce9">
            <text:p>R$ 5.696,00</text:p>
          </table:table-cell>
          <table:table-cell office:value-type="currency" office:value="4500" table:style-name="ce9">
            <text:p>R$ 4.500,00</text:p>
          </table:table-cell>
          <table:table-cell office:value-type="currency" office:value="5078.666666666667" table:formula="of:=[.J34]/3" table:style-name="ce11">
            <text:p>R$ 5.078,67</text:p>
          </table:table-cell>
          <table:table-cell table:number-columns-repeated="16371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2" table:style-name="ce7">
            <text:p>2</text:p>
          </table:table-cell>
          <table:table-cell office:value-type="string" table:style-name="ce12">
            <text:p>CONTAS</text:p>
          </table:table-cell>
          <table:table-cell office:value-type="currency" office:value="6250" table:style-name="ce13">
            <text:p>R$ 6.250,00</text:p>
          </table:table-cell>
          <table:table-cell office:value-type="currency" office:value="7000" table:style-name="ce13">
            <text:p>R$ 7.000,00</text:p>
          </table:table-cell>
          <table:table-cell office:value-type="currency" office:value="7910" table:style-name="ce13">
            <text:p>R$ 7.910,00</text:p>
          </table:table-cell>
          <table:table-cell office:value-type="currency" office:value="21160" table:formula="of:=[.G35]+[.H35]+[.I35]" table:style-name="ce10">
            <text:p>R$ 21.160,00</text:p>
          </table:table-cell>
          <table:table-cell office:value-type="currency" office:value="7910" table:style-name="ce13">
            <text:p>R$ 7.910,00</text:p>
          </table:table-cell>
          <table:table-cell office:value-type="currency" office:value="6250" table:style-name="ce13">
            <text:p>R$ 6.250,00</text:p>
          </table:table-cell>
          <table:table-cell office:value-type="currency" office:value="7053.333333333333" table:formula="of:=[.J35]/3" table:style-name="ce11">
            <text:p>R$ 7.053,33</text:p>
          </table:table-cell>
          <table:table-cell table:number-columns-repeated="16371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3" table:style-name="ce7">
            <text:p>3</text:p>
          </table:table-cell>
          <table:table-cell office:value-type="string" table:style-name="ce12">
            <text:p>ÁGUA</text:p>
          </table:table-cell>
          <table:table-cell office:value-type="currency" office:value="3300" table:style-name="ce13">
            <text:p>R$ 3.300,00</text:p>
          </table:table-cell>
          <table:table-cell office:value-type="currency" office:value="3696" table:style-name="ce13">
            <text:p>R$ 3.696,00</text:p>
          </table:table-cell>
          <table:table-cell office:value-type="currency" office:value="4176" table:style-name="ce13">
            <text:p>R$ 4.176,00</text:p>
          </table:table-cell>
          <table:table-cell office:value-type="currency" office:value="11172" table:formula="of:=[.G36]+[.H36]+[.I36]" table:style-name="ce10">
            <text:p>R$ 11.172,00</text:p>
          </table:table-cell>
          <table:table-cell office:value-type="currency" office:value="4176" table:style-name="ce13">
            <text:p>R$ 4.176,00</text:p>
          </table:table-cell>
          <table:table-cell office:value-type="currency" office:value="3300" table:style-name="ce13">
            <text:p>R$ 3.300,00</text:p>
          </table:table-cell>
          <table:table-cell office:value-type="currency" office:value="3724" table:formula="of:=[.J36]/3" table:style-name="ce11">
            <text:p>R$ 3.724,00</text:p>
          </table:table-cell>
          <table:table-cell table:number-columns-repeated="16371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4" table:style-name="ce7">
            <text:p>4</text:p>
          </table:table-cell>
          <table:table-cell office:value-type="string" table:style-name="ce12">
            <text:p>LUZ</text:p>
          </table:table-cell>
          <table:table-cell office:value-type="currency" office:value="8000" table:style-name="ce13">
            <text:p>R$ 8.000,00</text:p>
          </table:table-cell>
          <table:table-cell office:value-type="currency" office:value="8690" table:style-name="ce13">
            <text:p>R$ 8.690,00</text:p>
          </table:table-cell>
          <table:table-cell office:value-type="currency" office:value="10125" table:style-name="ce13">
            <text:p>R$ 10.125,00</text:p>
          </table:table-cell>
          <table:table-cell office:value-type="currency" office:value="26815" table:formula="of:=[.G37]+[.H37]+[.I37]" table:style-name="ce10">
            <text:p>R$ 26.815,00</text:p>
          </table:table-cell>
          <table:table-cell office:value-type="currency" office:value="10125" table:style-name="ce13">
            <text:p>R$ 10.125,00</text:p>
          </table:table-cell>
          <table:table-cell office:value-type="currency" office:value="8000" table:style-name="ce13">
            <text:p>R$ 8.000,00</text:p>
          </table:table-cell>
          <table:table-cell office:value-type="currency" office:value="8938.3333333333339" table:formula="of:=[.J37]/3" table:style-name="ce11">
            <text:p>R$ 8.938,33</text:p>
          </table:table-cell>
          <table:table-cell table:number-columns-repeated="16371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5" table:style-name="ce7">
            <text:p>5</text:p>
          </table:table-cell>
          <table:table-cell office:value-type="string" table:style-name="ce12">
            <text:p>ESCOLA</text:p>
          </table:table-cell>
          <table:table-cell office:value-type="currency" office:value="4557" table:style-name="ce13">
            <text:p>R$ 4.557,00</text:p>
          </table:table-cell>
          <table:table-cell office:value-type="currency" office:value="5104" table:style-name="ce13">
            <text:p>R$ 5.104,00</text:p>
          </table:table-cell>
          <table:table-cell office:value-type="currency" office:value="5676" table:style-name="ce13">
            <text:p>R$ 5.676,00</text:p>
          </table:table-cell>
          <table:table-cell office:value-type="currency" office:value="15337" table:formula="of:=[.G38]+[.H38]+[.I38]" table:style-name="ce10">
            <text:p>R$ 15.337,00</text:p>
          </table:table-cell>
          <table:table-cell office:value-type="currency" office:value="5676" table:style-name="ce13">
            <text:p>R$ 5.676,00</text:p>
          </table:table-cell>
          <table:table-cell office:value-type="currency" office:value="4557" table:style-name="ce13">
            <text:p>R$ 4.557,00</text:p>
          </table:table-cell>
          <table:table-cell office:value-type="currency" office:value="5112.333333333333" table:formula="of:=[.J38]/3" table:style-name="ce11">
            <text:p>R$ 5.112,33</text:p>
          </table:table-cell>
          <table:table-cell table:number-columns-repeated="16371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6" table:style-name="ce14">
            <text:p>6</text:p>
          </table:table-cell>
          <table:table-cell office:value-type="string" table:style-name="ce15">
            <text:p>IPTU</text:p>
          </table:table-cell>
          <table:table-cell office:value-type="currency" office:value="3260" table:style-name="ce16">
            <text:p>R$ 3.260,00</text:p>
          </table:table-cell>
          <table:table-cell office:value-type="currency" office:value="3640" table:style-name="ce16">
            <text:p>R$ 3.640,00</text:p>
          </table:table-cell>
          <table:table-cell office:value-type="currency" office:value="4113" table:style-name="ce16">
            <text:p>R$ 4.113,00</text:p>
          </table:table-cell>
          <table:table-cell office:value-type="currency" office:value="11013" table:formula="of:=[.G39]+[.H39]+[.I39]" table:style-name="ce17">
            <text:p>R$ 11.013,00</text:p>
          </table:table-cell>
          <table:table-cell office:value-type="currency" office:value="4113" table:style-name="ce16">
            <text:p>R$ 4.113,00</text:p>
          </table:table-cell>
          <table:table-cell office:value-type="currency" office:value="3260" table:style-name="ce16">
            <text:p>R$ 3.260,00</text:p>
          </table:table-cell>
          <table:table-cell office:value-type="currency" office:value="3671" table:formula="of:=[.J39]/3" table:style-name="ce18">
            <text:p>R$ 3.671,00</text:p>
          </table:table-cell>
          <table:table-cell table:number-columns-repeated="16371" table:style-name="ce1"/>
        </table:table-row>
        <table:table-row table:style-name="ro1">
          <table:table-cell table:number-columns-repeated="3"/>
          <table:table-cell table:style-name="ce1"/>
          <table:table-cell table:style-name="ce19"/>
          <table:table-cell table:number-columns-repeated="6" table:style-name="ce20"/>
          <table:table-cell table:style-name="ce19"/>
          <table:table-cell table:style-name="ce20"/>
          <table:table-cell table:number-columns-repeated="16371" table:style-name="ce1"/>
        </table:table-row>
        <table:table-row table:style-name="ro1">
          <table:table-cell table:number-columns-repeated="3"/>
          <table:table-cell table:style-name="ce1"/>
          <table:table-cell office:value-type="string" table:style-name="ce4">
            <text:p>Código<text:s text:c="3"/></text:p>
          </table:table-cell>
          <table:table-cell office:value-type="string" table:style-name="ce5">
            <text:p>Produto</text:p>
          </table:table-cell>
          <table:table-cell office:value-type="string" table:style-name="ce5">
            <text:p>Jan</text:p>
          </table:table-cell>
          <table:table-cell office:value-type="string" table:style-name="ce5">
            <text:p>Fev</text:p>
          </table:table-cell>
          <table:table-cell office:value-type="string" table:style-name="ce5">
            <text:p>Mar</text:p>
          </table:table-cell>
          <table:table-cell office:value-type="string" table:style-name="ce5">
            <text:p>Total 1º Trim.</text:p>
          </table:table-cell>
          <table:table-cell office:value-type="string" table:style-name="ce5">
            <text:p>Máximo</text:p>
          </table:table-cell>
          <table:table-cell office:value-type="string" table:style-name="ce5">
            <text:p>Mínimo</text:p>
          </table:table-cell>
          <table:table-cell office:value-type="string" table:style-name="ce6">
            <text:p>Média</text:p>
          </table:table-cell>
          <table:table-cell table:number-columns-repeated="16371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1" table:style-name="ce7">
            <text:p>1</text:p>
          </table:table-cell>
          <table:table-cell office:value-type="string" table:style-name="ce8">
            <text:p>Porca</text:p>
          </table:table-cell>
          <table:table-cell office:value-type="currency" office:value="6265" table:style-name="ce9">
            <text:p>R$ 6.265,00</text:p>
          </table:table-cell>
          <table:table-cell office:value-type="currency" office:value="6954" table:style-name="ce9">
            <text:p>R$ 6.954,00</text:p>
          </table:table-cell>
          <table:table-cell office:value-type="currency" office:value="7858" table:style-name="ce9">
            <text:p>R$ 7.858,00</text:p>
          </table:table-cell>
          <table:table-cell office:value-type="currency" office:value="21077" table:formula="of:=[.G42]+[.H42]+[.I42]" table:style-name="ce10">
            <text:p>R$ 21.077,00</text:p>
          </table:table-cell>
          <table:table-cell office:value-type="currency" office:value="5696" table:style-name="ce9">
            <text:p>R$ 5.696,00</text:p>
          </table:table-cell>
          <table:table-cell office:value-type="currency" office:value="4500" table:style-name="ce9">
            <text:p>R$ 4.500,00</text:p>
          </table:table-cell>
          <table:table-cell office:value-type="currency" office:value="7025.666666666667" table:formula="of:=[.J42]/3" table:style-name="ce11">
            <text:p>R$ 7.025,67</text:p>
          </table:table-cell>
          <table:table-cell table:number-columns-repeated="3" table:style-name="ce1"/>
          <table:table-cell table:style-name="ce28"/>
          <table:table-cell table:number-columns-repeated="16367"/>
        </table:table-row>
        <table:table-row table:style-name="ro1">
          <table:table-cell table:number-columns-repeated="3"/>
          <table:table-cell table:style-name="ce1"/>
          <table:table-cell office:value-type="float" office:value="2" table:style-name="ce7">
            <text:p>2</text:p>
          </table:table-cell>
          <table:table-cell office:value-type="string" table:style-name="ce12">
            <text:p>Parafuso</text:p>
          </table:table-cell>
          <table:table-cell office:value-type="currency" office:value="8701" table:style-name="ce13">
            <text:p>R$ 8.701,00</text:p>
          </table:table-cell>
          <table:table-cell office:value-type="currency" office:value="9658" table:style-name="ce13">
            <text:p>R$ 9.658,00</text:p>
          </table:table-cell>
          <table:table-cell office:value-type="currency" office:value="10197" table:style-name="ce13">
            <text:p>R$ 10.197,00</text:p>
          </table:table-cell>
          <table:table-cell office:value-type="currency" office:value="28556" table:formula="of:=[.G43]+[.H43]+[.I43]" table:style-name="ce10">
            <text:p>R$ 28.556,00</text:p>
          </table:table-cell>
          <table:table-cell office:value-type="currency" office:value="7910" table:style-name="ce13">
            <text:p>R$ 7.910,00</text:p>
          </table:table-cell>
          <table:table-cell office:value-type="currency" office:value="6250" table:style-name="ce13">
            <text:p>R$ 6.250,00</text:p>
          </table:table-cell>
          <table:table-cell office:value-type="currency" office:value="9518.6666666666661" table:formula="of:=[.J43]/3" table:style-name="ce11">
            <text:p>R$ 9.518,67</text:p>
          </table:table-cell>
          <table:table-cell table:number-columns-repeated="16371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3" table:style-name="ce7">
            <text:p>3</text:p>
          </table:table-cell>
          <table:table-cell office:value-type="string" table:style-name="ce12">
            <text:p>Arruela</text:p>
          </table:table-cell>
          <table:table-cell office:value-type="currency" office:value="4569" table:style-name="ce13">
            <text:p>R$ 4.569,00</text:p>
          </table:table-cell>
          <table:table-cell office:value-type="currency" office:value="5099" table:style-name="ce13">
            <text:p>R$ 5.099,00</text:p>
          </table:table-cell>
          <table:table-cell office:value-type="currency" office:value="5769" table:style-name="ce13">
            <text:p>R$ 5.769,00</text:p>
          </table:table-cell>
          <table:table-cell office:value-type="currency" office:value="15437" table:formula="of:=[.G44]+[.H44]+[.I44]" table:style-name="ce10">
            <text:p>R$ 15.437,00</text:p>
          </table:table-cell>
          <table:table-cell office:value-type="currency" office:value="4176" table:style-name="ce13">
            <text:p>R$ 4.176,00</text:p>
          </table:table-cell>
          <table:table-cell office:value-type="currency" office:value="3300" table:style-name="ce13">
            <text:p>R$ 3.300,00</text:p>
          </table:table-cell>
          <table:table-cell office:value-type="currency" office:value="5145.666666666667" table:formula="of:=[.J44]/3" table:style-name="ce11">
            <text:p>R$ 5.145,67</text:p>
          </table:table-cell>
          <table:table-cell table:number-columns-repeated="16371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4" table:style-name="ce7">
            <text:p>4</text:p>
          </table:table-cell>
          <table:table-cell office:value-type="string" table:style-name="ce12">
            <text:p>Prego</text:p>
          </table:table-cell>
          <table:table-cell office:value-type="currency" office:value="12341" table:style-name="ce13">
            <text:p>R$ 12.341,00</text:p>
          </table:table-cell>
          <table:table-cell office:value-type="currency" office:value="12365" table:style-name="ce13">
            <text:p>R$ 12.365,00</text:p>
          </table:table-cell>
          <table:table-cell office:value-type="currency" office:value="13969" table:style-name="ce13">
            <text:p>R$ 13.969,00</text:p>
          </table:table-cell>
          <table:table-cell office:value-type="currency" office:value="38675" table:formula="of:=[.G45]+[.H45]+[.I45]" table:style-name="ce10">
            <text:p>R$ 38.675,00</text:p>
          </table:table-cell>
          <table:table-cell office:value-type="currency" office:value="10125" table:style-name="ce13">
            <text:p>R$ 10.125,00</text:p>
          </table:table-cell>
          <table:table-cell office:value-type="currency" office:value="8000" table:style-name="ce13">
            <text:p>R$ 8.000,00</text:p>
          </table:table-cell>
          <table:table-cell office:value-type="currency" office:value="12891.666666666666" table:formula="of:=[.J45]/3" table:style-name="ce11">
            <text:p>R$ 12.891,67</text:p>
          </table:table-cell>
          <table:table-cell table:number-columns-repeated="16371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5" table:style-name="ce7">
            <text:p>5</text:p>
          </table:table-cell>
          <table:table-cell office:value-type="string" table:style-name="ce12">
            <text:p>Alicate</text:p>
          </table:table-cell>
          <table:table-cell office:value-type="currency" office:value="6344" table:style-name="ce13">
            <text:p>R$ 6.344,00</text:p>
          </table:table-cell>
          <table:table-cell office:value-type="currency" office:value="7042" table:style-name="ce13">
            <text:p>R$ 7.042,00</text:p>
          </table:table-cell>
          <table:table-cell office:value-type="currency" office:value="7957" table:style-name="ce13">
            <text:p>R$ 7.957,00</text:p>
          </table:table-cell>
          <table:table-cell office:value-type="currency" office:value="21343" table:formula="of:=[.G46]+[.H46]+[.I46]" table:style-name="ce10">
            <text:p>R$ 21.343,00</text:p>
          </table:table-cell>
          <table:table-cell office:value-type="currency" office:value="5676" table:style-name="ce13">
            <text:p>R$ 5.676,00</text:p>
          </table:table-cell>
          <table:table-cell office:value-type="currency" office:value="4557" table:style-name="ce13">
            <text:p>R$ 4.557,00</text:p>
          </table:table-cell>
          <table:table-cell office:value-type="currency" office:value="7114.333333333333" table:formula="of:=[.J46]/3" table:style-name="ce11">
            <text:p>R$ 7.114,33</text:p>
          </table:table-cell>
          <table:table-cell table:number-columns-repeated="16371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6" table:style-name="ce14">
            <text:p>6</text:p>
          </table:table-cell>
          <table:table-cell office:value-type="string" table:style-name="ce15">
            <text:p>Martelo</text:p>
          </table:table-cell>
          <table:table-cell office:value-type="currency" office:value="4525" table:style-name="ce16">
            <text:p>R$ 4.525,00</text:p>
          </table:table-cell>
          <table:table-cell office:value-type="currency" office:value="5022" table:style-name="ce16">
            <text:p>R$ 5.022,00</text:p>
          </table:table-cell>
          <table:table-cell office:value-type="currency" office:value="5671" table:style-name="ce16">
            <text:p>R$ 5.671,00</text:p>
          </table:table-cell>
          <table:table-cell office:value-type="currency" office:value="15218" table:formula="of:=[.G47]+[.H47]+[.I47]" table:style-name="ce17">
            <text:p>R$ 15.218,00</text:p>
          </table:table-cell>
          <table:table-cell office:value-type="currency" office:value="4113" table:style-name="ce16">
            <text:p>R$ 4.113,00</text:p>
          </table:table-cell>
          <table:table-cell office:value-type="currency" office:value="3260" table:style-name="ce16">
            <text:p>R$ 3.260,00</text:p>
          </table:table-cell>
          <table:table-cell office:value-type="currency" office:value="5072.666666666667" table:formula="of:=[.J47]/3" table:style-name="ce18">
            <text:p>R$ 5.072,67</text:p>
          </table:table-cell>
          <table:table-cell table:number-columns-repeated="16371" table:style-name="ce1"/>
        </table:table-row>
        <table:table-row table:style-name="ro1">
          <table:table-cell table:number-columns-repeated="3"/>
          <table:table-cell table:style-name="ce1"/>
          <table:table-cell table:number-columns-repeated="9" table:style-name="ce20"/>
          <table:table-cell table:number-columns-repeated="16371" table:style-name="ce1"/>
        </table:table-row>
        <table:table-row table:style-name="ro1">
          <table:table-cell table:number-columns-repeated="4"/>
          <table:table-cell office:value-type="string" table:number-columns-spanned="3" table:number-rows-spanned="1" table:style-name="ce23">
            <text:p>Totais</text:p>
          </table:table-cell>
          <table:covered-table-cell table:number-columns-repeated="2"/>
          <table:table-cell table:style-name="ce1"/>
          <table:table-cell office:value-type="string" table:number-columns-spanned="4" table:number-rows-spanned="1" table:style-name="ce23">
            <text:p>Total do semestre</text:p>
          </table:table-cell>
          <table:covered-table-cell table:number-columns-repeated="3"/>
          <table:table-cell table:style-name="ce20"/>
          <table:table-cell table:number-columns-repeated="16371"/>
        </table:table-row>
        <table:table-row table:style-name="ro1">
          <table:table-cell table:number-columns-repeated="4"/>
          <table:table-cell office:value-type="float" office:value="1" table:style-name="ce7">
            <text:p>1</text:p>
          </table:table-cell>
          <table:table-cell office:value-type="string" table:style-name="ce8">
            <text:p>Porca</text:p>
          </table:table-cell>
          <table:table-cell office:value-type="currency" office:value="36313" table:formula="of:=[.J34]+[.J42]" table:style-name="ce11">
            <text:p>R$ 36.313,00</text:p>
          </table:table-cell>
          <table:table-cell table:style-name="ce1"/>
          <table:table-cell office:value-type="currency" office:value="241039" table:formula="of:=[.J34]+[.J35]+[.J36]+[.J37]+[.J38]+[.J39]+[.J42]+[.J43]+[.J44]+[.J45]+[.J46]+[.J47]" table:number-columns-spanned="4" table:number-rows-spanned="1" table:style-name="ce29">
            <text:p>R$ 241.039,00</text:p>
          </table:table-cell>
          <table:covered-table-cell table:number-columns-repeated="3"/>
          <table:table-cell table:style-name="ce20"/>
          <table:table-cell table:number-columns-repeated="16371"/>
        </table:table-row>
        <table:table-row table:style-name="ro1">
          <table:table-cell table:number-columns-repeated="4"/>
          <table:table-cell office:value-type="float" office:value="2" table:style-name="ce7">
            <text:p>2</text:p>
          </table:table-cell>
          <table:table-cell office:value-type="string" table:style-name="ce12">
            <text:p>Parafuso</text:p>
          </table:table-cell>
          <table:table-cell office:value-type="currency" office:value="49716" table:formula="of:=[.J35]+[.J43]" table:style-name="ce11">
            <text:p>R$ 49.716,00</text:p>
          </table:table-cell>
          <table:table-cell table:number-columns-repeated="2" table:style-name="ce1"/>
          <table:table-cell table:style-name="ce20"/>
          <table:table-cell table:style-name="ce1"/>
          <table:table-cell table:number-columns-repeated="2" table:style-name="ce20"/>
          <table:table-cell table:number-columns-repeated="16371"/>
        </table:table-row>
        <table:table-row table:style-name="ro1">
          <table:table-cell table:number-columns-repeated="4"/>
          <table:table-cell office:value-type="float" office:value="3" table:style-name="ce7">
            <text:p>3</text:p>
          </table:table-cell>
          <table:table-cell office:value-type="string" table:style-name="ce12">
            <text:p>Arruela</text:p>
          </table:table-cell>
          <table:table-cell office:value-type="currency" office:value="26609" table:formula="of:=[.J36]+[.J44]" table:style-name="ce11">
            <text:p>R$ 26.609,00</text:p>
          </table:table-cell>
          <table:table-cell table:number-columns-repeated="16377" table:style-name="ce1"/>
        </table:table-row>
        <table:table-row table:style-name="ro1">
          <table:table-cell table:number-columns-repeated="4"/>
          <table:table-cell office:value-type="float" office:value="4" table:style-name="ce7">
            <text:p>4</text:p>
          </table:table-cell>
          <table:table-cell office:value-type="string" table:style-name="ce12">
            <text:p>Prego</text:p>
          </table:table-cell>
          <table:table-cell office:value-type="currency" office:value="65490" table:formula="of:=[.J37]+[.J45]" table:style-name="ce11">
            <text:p>R$ 65.490,00</text:p>
          </table:table-cell>
          <table:table-cell table:number-columns-repeated="16377" table:style-name="ce1"/>
        </table:table-row>
        <table:table-row table:style-name="ro1">
          <table:table-cell table:number-columns-repeated="4"/>
          <table:table-cell office:value-type="float" office:value="5" table:style-name="ce7">
            <text:p>5</text:p>
          </table:table-cell>
          <table:table-cell office:value-type="string" table:style-name="ce12">
            <text:p>Alicate</text:p>
          </table:table-cell>
          <table:table-cell office:value-type="currency" office:value="36680" table:formula="of:=[.J38]+[.J46]" table:style-name="ce11">
            <text:p>R$ 36.680,00</text:p>
          </table:table-cell>
          <table:table-cell table:number-columns-repeated="16377" table:style-name="ce1"/>
        </table:table-row>
        <table:table-row table:style-name="ro1">
          <table:table-cell table:number-columns-repeated="4"/>
          <table:table-cell office:value-type="float" office:value="6" table:style-name="ce14">
            <text:p>6</text:p>
          </table:table-cell>
          <table:table-cell office:value-type="string" table:style-name="ce15">
            <text:p>Martelo</text:p>
          </table:table-cell>
          <table:table-cell office:value-type="currency" office:value="26231" table:formula="of:=[.J39]+[.J47]" table:style-name="ce18">
            <text:p>R$ 26.231,00</text:p>
          </table:table-cell>
          <table:table-cell table:number-columns-repeated="16377" table:style-name="ce1"/>
        </table:table-row>
        <table:table-row table:number-rows-repeated="10485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" svg:font-family="Arial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creator>Jean Cleber</dc:creator>
    <meta:creation-date>2024-10-01T13:51:40Z</meta:creation-date>
    <dc:date>2024-10-08T03:47:49Z</dc:date>
    <meta:editing-cycles>1</meta:editing-cycles>
    <meta:editing-duration>PT2541S</meta:editing-duration>
  </office:meta>
</office:document-meta>
</file>